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A500002AB800001CF098B3E4C6.svm"/>
  <manifest:file-entry manifest:media-type="" manifest:full-path="Pictures/2000038500000DC800000DC85F83036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c97c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7e5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7e5c" officeooo:paragraph-rsid="004e7e5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37a0" officeooo:paragraph-rsid="004e7e5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37a0" officeooo:paragraph-rsid="004f37a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3e6" officeooo:paragraph-rsid="004f83e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58d2" officeooo:paragraph-rsid="005358d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5feb" officeooo:paragraph-rsid="005358d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paragraph-properties>
        <style:tab-stops>
          <style:tab-stop style:position="0.4898in"/>
          <style:tab-stop style:position="0.8646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515feb" officeooo:paragraph-rsid="005358d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5feb" officeooo:paragraph-rsid="00515fe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4b953" officeooo:paragraph-rsid="0054b95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617fd" officeooo:paragraph-rsid="005617f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7b990" officeooo:paragraph-rsid="0057b99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2771" officeooo:paragraph-rsid="0059277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4e7e5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4f37a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4f83e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15fe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358d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>
        <style:tab-stops>
          <style:tab-stop style:position="0.4898in"/>
          <style:tab-stop style:position="0.8646in"/>
        </style:tab-stops>
      </style:paragraph-properties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358d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4b95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617f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7b99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9277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4e7e5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f37a0" officeooo:paragraph-rsid="004f37a0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15feb" officeooo:paragraph-rsid="005358d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617fd" officeooo:paragraph-rsid="005617f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7b990" officeooo:paragraph-rsid="0057b99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358d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34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81f3"/>
    </style:style>
    <style:style style:name="T3" style:family="text">
      <style:text-properties officeooo:rsid="004e7e5c"/>
    </style:style>
    <style:style style:name="T4" style:family="text">
      <style:text-properties style:text-underline-style="solid" style:text-underline-width="auto" style:text-underline-color="font-color" officeooo:rsid="004e7e5c"/>
    </style:style>
    <style:style style:name="T5" style:family="text">
      <style:text-properties style:text-underline-style="none" officeooo:rsid="004e7e5c"/>
    </style:style>
    <style:style style:name="T6" style:family="text">
      <style:text-properties style:text-underline-style="none" officeooo:rsid="004f37a0"/>
    </style:style>
    <style:style style:name="T7" style:family="text">
      <style:text-properties style:text-underline-style="none" officeooo:rsid="004f83e6"/>
    </style:style>
    <style:style style:name="T8" style:family="text">
      <style:text-properties style:text-underline-style="none" officeooo:rsid="00515feb"/>
    </style:style>
    <style:style style:name="T9" style:family="text">
      <style:text-properties style:text-underline-style="none" officeooo:rsid="005358d2"/>
    </style:style>
    <style:style style:name="T10" style:family="text">
      <style:text-properties style:text-underline-style="none" officeooo:rsid="0054b953"/>
    </style:style>
    <style:style style:name="T11" style:family="text">
      <style:text-properties style:text-underline-style="none" officeooo:rsid="005617fd"/>
    </style:style>
    <style:style style:name="T12" style:family="text">
      <style:text-properties style:text-underline-style="none" officeooo:rsid="0057b990"/>
    </style:style>
    <style:style style:name="T13" style:family="text">
      <style:text-properties style:text-underline-style="none" officeooo:rsid="00592771"/>
    </style:style>
    <style:style style:name="T14" style:family="text">
      <style:text-properties style:text-position="sub 58%" style:text-underline-style="none" officeooo:rsid="004e7e5c"/>
    </style:style>
    <style:style style:name="T15" style:family="text">
      <style:text-properties style:text-position="sub 58%" style:text-underline-style="none" officeooo:rsid="00515feb"/>
    </style:style>
    <style:style style:name="T16" style:family="text">
      <style:text-properties style:text-position="sub 58%" style:text-underline-style="none" officeooo:rsid="005358d2"/>
    </style:style>
    <style:style style:name="T17" style:family="text">
      <style:text-properties style:text-position="sub 58%" style:text-underline-style="none" officeooo:rsid="0057b990"/>
    </style:style>
    <style:style style:name="T18" style:family="text">
      <style:text-properties officeooo:rsid="004f83e6"/>
    </style:style>
    <style:style style:name="T19" style:family="text">
      <style:text-properties officeooo:rsid="005358d2"/>
    </style:style>
    <style:style style:name="T20" style:family="text">
      <style:text-properties fo:color="#999999" style:text-underline-style="none" officeooo:rsid="005617fd"/>
    </style:style>
    <style:style style:name="T21" style:family="text">
      <style:text-properties style:text-position="super 58%" style:text-underline-style="none" officeooo:rsid="005617fd"/>
    </style:style>
    <style:style style:name="T22" style:family="text">
      <style:text-properties fo:font-style="italic" style:text-underline-style="none" officeooo:rsid="005617fd" style:font-style-asian="italic" style:font-style-complex="italic"/>
    </style:style>
    <style:style style:name="T23" style:family="text">
      <style:text-properties officeooo:rsid="005d2ca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draw:marker-start="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20<text:span text:style-name="T2">11</text:span>-(<text:span text:style-name="T2">02</text:span>)<text:span text:style-name="T1">feb</text:span>-<text:span text:style-name="T1">10</text:span>: dag <text:span text:style-name="T1">8</text:span></text:h>
      <text:p text:style-name="P2"/>
      <text:p text:style-name="P5">Dagens innehåll</text:p>
      <text:p text:style-name="P3"/>
      <text:p text:style-name="P3"/>
      <text:p text:style-name="P3">Kombinatorik</text:p>
      <text:p text:style-name="P3"/>
      <text:p text:style-name="P3"><text:tab/><text:span text:style-name="T3">Additionsprincipen</text:span></text:p>
      <text:p text:style-name="P5"/>
      <text:p text:style-name="P5"><text:tab/><text:tab/>Lite om Ramseytal<text:tab/>r(s; t)</text:p>
      <text:p text:style-name="P5"/>
      <text:p text:style-name="P5"><text:tab/>Multiplicationsprincipen</text:p>
      <text:p text:style-name="P5"/>
      <text:p text:style-name="P5"/>
      <text:p text:style-name="P5">Lite sannolikhet</text:p>
      <text:p text:style-name="P5"/>
      <text:p text:style-name="P5"><text:tab/>P(A ∪ B)<text:tab/>Om A, B disjunkt</text:p>
      <text:p text:style-name="P5"/>
      <text:p text:style-name="P5"><text:tab/>P(A ∪ B)<text:tab/>Allmänt</text:p>
      <text:p text:style-name="P5"/>
      <text:p text:style-name="P5"><text:tab/>P(A ∩ B)<text:tab/>Om A, B, oberoende</text:p>
      <text:p text:style-name="P5"/>
      <text:p text:style-name="P5"><text:tab/>Betingade sannolikheten<text:tab/>P(A | B)</text:p>
      <text:p text:style-name="P5"/>
      <text:p text:style-name="P5"/>
      <text:p text:style-name="P5">Mer kombinatorik</text:p>
      <text:p text:style-name="P5"/>
      <text:p text:style-name="P5"><text:tab/>Ordnat val med upprepning</text:p>
      <text:p text:style-name="P5"/>
      <text:p text:style-name="P5"><text:tab/><text:tab/>Antalet funktion ƒ : X → Y</text:p>
      <text:p text:style-name="P5"/>
      <text:p text:style-name="P5"><text:tab/>Ordnat val utan upprepning</text:p>
      <text:p text:style-name="P5"/>
      <text:p text:style-name="P5"><text:tab/><text:tab/>Antalet injektioner ƒ : X → Y</text:p>
      <text:p text:style-name="P5"/>
      <text:p text:style-name="P5"><text:tab/><text:tab/>Antalet permutationer av X<text:tab/>(bijektioner ƒ : X → X)</text:p>
      <text:p text:style-name="P5"/>
      <text:p text:style-name="P5"><text:tab/>Oordnat val utan upprepning</text:p>
      <text:p text:style-name="P5"/>
      <text:p text:style-name="P4"><text:span text:style-name="T3"><text:tab/><text:tab/>Binomialtalen<text:tab/></text:span><text:span text:style-name="T3"><draw:frame draw:style-name="fr2" draw:name="Object1" text:anchor-type="as-char" svg:width="0.2283in" svg:height="0.43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Pascals triangel</text:span></text:p>
      <text:p text:style-name="P5"/>
      <text:p text:style-name="P4"><text:span text:style-name="T3"><text:tab/><text:tab/>Multinomialtalen<text:tab/></text:span><text:span text:style-name="T3"><draw:frame draw:style-name="fr2" draw:name="Object2" text:anchor-type="as-char" svg:width="1.2791in" svg:height="0.481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3"><text:tab/><text:tab/>eller </text:span><text:span text:style-name="T23"><draw:frame draw:style-name="fr2" draw:name="Object11" text:anchor-type="as-char" svg:width="1.1646in" svg:height="0.4654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7"><text:span text:style-name="T4">Kombinatorik</text:span><text:span text:style-name="T3">; att räknaa “saker”<text:tab/>(antalet element i mängder)</text:span></text:p>
      <text:p text:style-name="P5"/>
      <text:p text:style-name="P17"><text:span text:style-name="T3">Additionsprincipen</text:span><text:span text:style-name="T5">:</text:span></text:p>
      <text:p text:style-name="P5"/>
      <text:p text:style-name="P5"><text:tab/>Om A, B är ändliga och disjunktiona (A ∩ B = ∅)</text:p>
      <text:p text:style-name="P5"/>
      <text:p text:style-name="P5"><text:tab/>så |A ∪ B| = |A| + |B|.</text:p>
      <text:p text:style-name="P5"/>
      <text:p text:style-name="P5"><text:tab/>(Kan visas med induktion över antalet element över B<text:tab/><text:tab/>(r över n)</text:p>
      <text:p text:style-name="P5"><draw:custom-shape text:anchor-type="paragraph" draw:z-index="2" draw:style-name="gr1" draw:text-style-name="P34" svg:width="0.115in" svg:height="1.898in" draw:transform="rotate (1.5707963267946) translate (3.09722222222222in 0.141666666666667in)"><text:p/>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5"><text:tab/><text:tab/><text:tab/><text:tab/><text:tab/><text:tab/><text:tab/><text:tab/>|B|</text:p>
      <text:p text:style-name="P5"/>
      <text:p text:style-name="P5"><text:tab/>Med induktion:</text:p>
      <text:p text:style-name="P5"/>
      <text:p text:style-name="P17"><text:span text:style-name="T5"><text:tab/><text:tab/>|A</text:span><text:span text:style-name="T14">1</text:span><text:span text:style-name="T5"> ∪ … ∪ A</text:span><text:span text:style-name="T14">m</text:span><text:span text:style-name="T5">| = |A</text:span><text:span text:style-name="T14">1</text:span><text:span text:style-name="T5">| + … + |A</text:span><text:span text:style-name="T14">n</text:span><text:span text:style-name="T5">| <text:s/>om A</text:span><text:span text:style-name="T14">i</text:span><text:span text:style-name="T5"> ∩ A</text:span><text:span text:style-name="T14">j</text:span><text:span text:style-name="T5"> = ∅ ∀ i ≠ j</text:span></text:p>
      <text:p text:style-name="P6"/>
      <text:p text:style-name="P7"/>
      <text:p text:style-name="P7"/>
      <text:p text:style-name="P7">Exempel:</text:p>
      <text:p text:style-name="P7"/>
      <text:p text:style-name="P7"><text:tab/>En klass har 12 pojkar och 11 flickor.<text:tab/>Hur många barn i klassen?</text:p>
      <text:p text:style-name="P7"/>
      <text:p text:style-name="P7"><text:tab/>Låt A = {porjkarna}, B = {flickorna}</text:p>
      <text:p text:style-name="P7"/>
      <text:p text:style-name="P18"><text:span text:style-name="T6"><text:tab/>|A </text:span><text:span text:style-name="T5">∪</text:span><text:span text:style-name="T6"> B| = |A| + |B| = 12 + 11 = 23</text:span></text:p>
      <text:p text:style-name="P7"/>
      <text:p text:style-name="P7"><text:tab/>Förutsatt att varje barn är antligen pojke eller flicka (har exakt ett kön).</text:p>
      <text:p text:style-name="P7"/>
      <text:p text:style-name="P7"/>
      <text:p text:style-name="P7"/>
      <text:p text:style-name="P7">Exempel:</text:p>
      <text:p text:style-name="P7"/>
      <text:p text:style-name="P7"><text:tab/>Bland 6 personer finns måste det finns 3 som alla känner varandra</text:p>
      <text:p text:style-name="P7"><text:tab/>eller 3 som inte känner varandra.</text:p>
      <text:p text:style-name="P7"/>
      <text:p text:style-name="P7"><text:tab/>Ty:<text:tab/>Betrakta en person, Lisa (L).</text:p>
      <text:p text:style-name="P7"/>
      <text:p text:style-name="P7"><text:tab/><text:tab/>Övriga fem delas in i två delar:</text:p>
      <text:p text:style-name="P7"/>
      <text:p text:style-name="P7"><text:tab/><text:tab/>A:<text:tab/>De som L känner</text:p>
      <text:p text:style-name="P7"><text:tab/><text:tab/>B:<text:tab/>De som L inte känner</text:p>
      <text:p text:style-name="P7"/>
      <text:p text:style-name="P18"><text:span text:style-name="T6"><text:tab/><text:tab/>A ∩ B = </text:span><text:span text:style-name="T5">∅</text:span><text:span text:style-name="T6">, <text:s/>|A </text:span><text:span text:style-name="T5">∪</text:span><text:span text:style-name="T6"> B| = 5 = {additionsprincipen} = |A| + |B|</text:span></text:p>
      <text:p text:style-name="P7"><text:tab/><text:tab/>så |A| ≥ 3 eller |B| ≥ 3.</text:p>
      <text:p text:style-name="P7"/>
      <text:p text:style-name="P28"><text:tab/>1)<text:tab/>Om |A| ≥ 3:<text:tab/></text:p>
      <text:p text:style-name="P7"/>
      <text:p text:style-name="P7"><text:tab/><text:tab/>Om två i A känner varandra, de ∪ {L} känner alla varandra.</text:p>
      <text:p text:style-name="P7"><text:tab/><text:tab/>3 st, annars |A| ≥ 3, ingen känner varandra.</text:p>
      <text:p text:style-name="P7"/>
      <text:p text:style-name="P7"><text:tab/>2)<text:tab/>Om |B| ≥ 3:<text:tab/></text:p>
      <text:p text:style-name="P7"/>
      <text:p text:style-name="P7"><text:tab/><text:tab/>På samma sätt.</text:p>
      <text:p text:style-name="P7"/>
      <text:p text:style-name="P7"><draw:frame draw:style-name="fr1" draw:name="graphics1" text:anchor-type="paragraph" svg:x="3.1744in" svg:y="0.1457in" svg:width="1.389in" svg:height="1.389in" draw:z-index="3"><draw:image xlink:href="Pictures/2000038500000DC800000DC85F830362.svm" xlink:type="simple" xlink:show="embed" xlink:actuate="onLoad"/></draw:frame></text:p>
      <text:p text:style-name="P7"/>
      <text:p text:style-name="P7">Skulle det räcka med 5 personer?</text:p>
      <text:p text:style-name="P7"/>
      <text:p text:style-name="P7"><text:tab/>Nej</text:p>
      <text:p text:style-name="P7"/>
      <text:p text:style-name="P7"/>
      <text:p text:style-name="P7"/>
      <text:p text:style-name="P8">Alltmänt:</text:p>
      <text:p text:style-name="P8"/>
      <text:p text:style-name="P8"><text:tab/>Låt r(s; t) vara minsta antalet personer så att det säkert finns</text:p>
      <text:p text:style-name="P8"><text:tab/>5 personer som alla känner barandra eller t personer som inte</text:p>
      <text:p text:style-name="P8"><text:tab/>känner varandra.</text:p>
      <text:p text:style-name="P8"/>
      <text:p text:style-name="P8"><text:tab/>Vi har visat att r(3; 3) = 6</text:p>
      <text:p text:style-name="P8"/>
      <text:p text:style-name="P19"><text:span text:style-name="T7"><text:tab/></text:span><text:span text:style-name="T18">Svåra att finna</text:span><text:span text:style-name="T7"><text:tab/><text:tab/><text:tab/><text:tab/>Ramsey</text:span></text:p>
      <text:p text:style-name="P8"/>
      <text:p text:style-name="P8"><text:tab/>r(2; t) = t</text:p>
      <text:p text:style-name="P8"/>
      <text:p text:style-name="P8"/>
      <text:p text:style-name="P8"/>
      <text:p text:style-name="P19"><draw:frame draw:style-name="fr1" draw:name="graphics2" text:anchor-type="paragraph" svg:x="2.6118in" svg:y="0.1181in" svg:width="4.3055in" svg:height="2.9165in" draw:z-index="19"><draw:image xlink:href="Pictures/200001A500002AB800001CF098B3E4C6.svm" xlink:type="simple" xlink:show="embed" xlink:actuate="onLoad"/></draw:frame><text:span text:style-name="T7">Om X, Y är mängder, </text:span><text:span text:style-name="T8">X </text:span><text:span text:style-name="T7">×</text:span><text:span text:style-name="T8"> </text:span><text:span text:style-name="T7">Y = {(x; y) | x ∈ X, y ∈ Y}</text:span></text:p>
      <text:p text:style-name="P8"/>
      <text:p text:style-name="P9"><draw:custom-shape text:anchor-type="paragraph" draw:z-index="5" draw:style-name="gr1" draw:text-style-name="P34" svg:width="0.1043in" svg:height="1.9587in" svg:x="3.1028in" svg:y="0.0484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" draw:style-name="gr1" draw:text-style-name="P34" svg:width="0.1043in" svg:height="2.8606in" draw:transform="rotate (1.5707963267946) translate (3.35694444444444in 2.14375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9">Sats: Om S ⊆ X × Y, X, Y ändliga</text:p>
      <text:p text:style-name="P10"/>
      <text:p text:style-name="P21"><text:span text:style-name="T8"><text:tab/></text:span><text:span text:style-name="T8"><draw:frame draw:style-name="fr2" draw:name="Object3" text:anchor-type="as-char" svg:width="1.8528in" svg:height="0.3437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0"/>
      <text:p text:style-name="P11"/>
      <text:p text:style-name="P11"/>
      <text:p text:style-name="P22"><text:span text:style-name="T8"><text:tab/>där<text:tab/>r</text:span><text:span text:style-name="T15">x</text:span><text:span text:style-name="T8">(S) = |{y </text:span><text:span text:style-name="T7">∈</text:span><text:span text:style-name="T8"> Y | (x; y) </text:span><text:span text:style-name="T7">∈</text:span><text:span text:style-name="T8"> S}|</text:span></text:p>
      <text:p text:style-name="P22"><text:span text:style-name="T8"><text:tab/><text:tab/>c</text:span><text:span text:style-name="T15">y</text:span><text:span text:style-name="T8">(S) = |{x </text:span><text:span text:style-name="T7">∈</text:span><text:span text:style-name="T8"> X | (x; y) </text:span><text:span text:style-name="T7">∈</text:span><text:span text:style-name="T8"> S}|</text:span></text:p>
      <text:p text:style-name="P10"/>
      <text:p text:style-name="P12"/>
      <text:p text:style-name="P12">Speciellt:</text:p>
      <text:p text:style-name="P12"><text:tab/>S = X × Y<text:tab/><text:tab/>|X × Y| = |X|⋅|Y| <text:s/>(multiplicationsprincipen)</text:p>
      <text:p text:style-name="P12"/>
      <text:p text:style-name="P12"/>
      <text:p text:style-name="P12"/>
      <text:p text:style-name="P12"/>
      <text:p text:style-name="P12">Exempel:</text:p>
      <text:p text:style-name="P12"/>
      <text:p text:style-name="P12"><text:tab/>Hur många stavelser (Konsonant(C) — Vokal(V)) finns i svenskan?</text:p>
      <text:p text:style-name="P12"/>
      <text:p text:style-name="P12"><text:tab/>|{ba, be, bi, …, zå, zä, zö}| = |C × V| = |C|⋅|V| = 19⋅9 = 171 st</text:p>
      <text:p text:style-name="P12"/>
      <text:p text:style-name="P12"/>
      <text:p text:style-name="P12"/>
      <text:p text:style-name="P12">Exempel:</text:p>
      <text:p text:style-name="P12"/>
      <text:p text:style-name="P12"><text:tab/>I en klass finns 32 pojkar. Varje pojke känner 5 flickor i klassen</text:p>
      <text:p text:style-name="P12"><text:tab/>och varje flicka känner 8 pojkar.</text:p>
      <text:p text:style-name="P12"/>
      <text:p text:style-name="P12"><text:tab/>Hur många flickor finns i klassen.</text:p>
      <text:p text:style-name="P12"/>
      <text:p text:style-name="P12"/>
      <text:p text:style-name="P12"><text:tab/>Låt X = {flickorna}, Y = {pojkarna}</text:p>
      <text:p text:style-name="P12"/>
      <text:p text:style-name="P20"><text:span text:style-name="T8"><text:tab/>S ⊆ X × Y, <text:s text:c="2"/>S = {(x; y) </text:span><text:span text:style-name="T7">∈</text:span><text:span text:style-name="T8"> X × Y | x och y känner varandra}</text:span></text:p>
      <text:p text:style-name="P12"/>
      <text:p text:style-name="P21"><text:span text:style-name="T9"><text:tab/>Då<text:tab/>r</text:span><text:span text:style-name="T16">x</text:span><text:span text:style-name="T9">(S) = antalet pojkar x känner = 8<text:tab/><text:tab/>alla x</text:span></text:p>
      <text:p text:style-name="P21"><text:span text:style-name="T9"><text:tab/><text:tab/>c</text:span><text:span text:style-name="T16">y</text:span><text:span text:style-name="T9">(S) = antalet flickor y känner = 5<text:tab/><text:tab/>alla y</text:span></text:p>
      <text:p text:style-name="P9"/>
      <text:p text:style-name="P21"><text:span text:style-name="T9"><text:tab/></text:span><text:span text:style-name="T9"><draw:frame draw:style-name="fr2" draw:name="Object4" text:anchor-type="as-char" svg:width="2.4756in" svg:height="0.7661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9"><text:tab/></text:p>
      <text:p text:style-name="P9"><text:tab/>Så |X| = 20<text:tab/><text:tab/>∵<text:tab/>160/8 = 20</text:p>
      <text:p text:style-name="P32"><text:span text:style-name="T9">Lite om </text:span><text:span text:style-name="T19">sannolikheter</text:span></text:p>
      <text:p text:style-name="P9"/>
      <text:p text:style-name="P9">Om vi har ett ändligt utfallsrum (alla elementarhändelser),</text:p>
      <text:p text:style-name="P21"><text:span text:style-name="T9">Ω, där varje element är </text:span><text:span text:style-name="T19">lika sannolikt</text:span><text:span text:style-name="T9"> (“likafördelning”),</text:span></text:p>
      <text:p text:style-name="P9">så har händelen A ⊆ Ω.</text:p>
      <text:p text:style-name="P9"/>
      <text:p text:style-name="P21"><text:span text:style-name="T9">Sannolikheten<text:tab/></text:span><text:span text:style-name="T9"><draw:frame draw:style-name="fr2" draw:name="Object5" text:anchor-type="as-char" svg:width="0.7217in" svg:height="0.4134in" draw:z-index="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"/>
      <text:p text:style-name="P9"/>
      <text:p text:style-name="P9"/>
      <text:p text:style-name="P9"/>
      <text:p text:style-name="P13">Exempel:<text:tab/>Vad är sannolikheten för 1 krona(1) och 1 klave(0)</text:p>
      <text:p text:style-name="P13"><text:tab/><text:tab/>då ett mynt singlas 2 gånger?</text:p>
      <text:p text:style-name="P13"/>
      <text:p text:style-name="P13"/>
      <text:p text:style-name="P23"><text:span text:style-name="T10"><text:tab/>1) <text:tab/>Utfallen Ω</text:span><text:span text:style-name="T11"> = {00, 01, 10, 11}</text:span></text:p>
      <text:p text:style-name="P14"/>
      <text:p text:style-name="P14"><text:tab/><text:tab/>En av varje:<text:tab/>A = {01, 10}</text:p>
      <text:p text:style-name="P14"/>
      <text:p text:style-name="P24"><text:span text:style-name="T11"><text:tab/><text:tab/></text:span><text:span text:style-name="T11"><draw:frame draw:style-name="fr2" draw:name="Object6" text:anchor-type="as-char" svg:width="1.2744in" svg:height="0.4138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4"/>
      <text:p text:style-name="P14"/>
      <text:p text:style-name="P24"><text:span text:style-name="T11"><text:tab/>2)<text:tab/>Utfallen </text:span><text:span text:style-name="T10">Ω</text:span><text:span text:style-name="T11"> = {11, 00, (1 av varje </text:span><text:span text:style-name="T20">(01 eller 10)</text:span><text:span text:style-name="T11">)}</text:span></text:p>
      <text:p text:style-name="P14"/>
      <text:p text:style-name="P14"><text:tab/><text:tab/>A= {1 av varje}</text:p>
      <text:p text:style-name="P14"/>
      <text:p text:style-name="P24"><text:span text:style-name="T11"><text:tab/><text:tab/></text:span><text:span text:style-name="T11"><draw:frame draw:style-name="fr2" draw:name="Object7" text:anchor-type="as-char" svg:width="0.9957in" svg:height="0.4138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4"/>
      <text:p text:style-name="P14"><text:tab/></text:p>
      <text:p text:style-name="P14"><text:tab/><text:tab/>2) är felaktig eftersom händelserna inte är lika sannolika.</text:p>
      <text:p text:style-name="P14"/>
      <text:p text:style-name="P14"/>
      <text:p text:style-name="P14"/>
      <text:p text:style-name="P14"/>
      <text:p text:style-name="P14"/>
      <text:p text:style-name="P14">Händelser A, B kallas oberoende om P(A ∩ B) = P(A) ⋅ P(B).</text:p>
      <text:p text:style-name="P14"/>
      <text:p text:style-name="P14">Om A, B är disjunkta:<text:tab/>(A ∩ B = ∅)</text:p>
      <text:p text:style-name="P14">P(A ∪ B) = P(A) + P(B).</text:p>
      <text:p text:style-name="P14"/>
      <text:p text:style-name="P30">Om X, Y är (ändliga) mängder,</text:p>
      <text:p text:style-name="P14">|X| = m, |Y| = n:</text:p>
      <text:p text:style-name="P14"/>
      <text:p text:style-name="P24"><text:span text:style-name="T11"><text:tab/>Sats:<text:tab/><text:tab/>Antalet funktioner ƒ : X → Y är n</text:span><text:span text:style-name="T21">m</text:span><text:span text:style-name="T11"> = |Y|</text:span><text:span text:style-name="T21">|X|</text:span><text:span text:style-name="T11"> =</text:span></text:p>
      <text:p text:style-name="P14"/>
      <text:p text:style-name="P24"><draw:custom-shape text:anchor-type="paragraph" draw:z-index="11" draw:style-name="gr1" draw:text-style-name="P34" svg:width="0.0835in" svg:height="0.6657in" draw:transform="rotate (1.5707963267946) translate (3.59375in 0.234027777777778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1"><text:tab/><text:tab/><text:tab/>= antalet element i Y</text:span><text:span text:style-name="T21">m</text:span><text:span text:style-name="T11"> = Y×⋅⋅⋅×Y =</text:span></text:p>
      <text:p text:style-name="P14"><text:tab/><text:tab/><text:tab/><text:tab/><text:tab/><text:tab/><text:tab/> <text:s text:c="5"/>×m</text:p>
      <text:p text:style-name="P14"><text:tab/><text:tab/><text:tab/>= antalet ord av längden m, alfabet Y =</text:p>
      <text:p text:style-name="P14"/>
      <text:p text:style-name="P14"><text:tab/><text:tab/><text:tab/>= antalet ordnade val av m stycken ur Y med upprepning</text:p>
      <text:p text:style-name="P14"/>
      <text:p text:style-name="P14"><text:tab/><text:tab/><text:tab/>“Ordnat val med upprepning”</text:p>
      <text:p text:style-name="P14"/>
      <text:p text:style-name="P14"/>
      <text:p text:style-name="P14"/>
      <text:p text:style-name="P14"><text:tab/>Exempel:<text:tab/>Hur många ord av längden m finns i alfabetet {a, b, c, d, e}?</text:p>
      <text:p text:style-name="P14"/>
      <text:p text:style-name="P24"><text:span text:style-name="T11"><text:tab/><text:tab/><text:tab/>Enligt ovan: <text:s/>5</text:span><text:span text:style-name="T21">m</text:span><text:span text:style-name="T11"> stycken</text:span></text:p>
      <text:p text:style-name="P14"/>
      <text:p text:style-name="P14"/>
      <text:p text:style-name="P14"><text:tab/><text:tab/><text:tab/>Hur många av dem innehåller ‘b’?</text:p>
      <text:p text:style-name="P14"/>
      <text:p text:style-name="P24"><text:span text:style-name="T11"><text:tab/><text:tab/><text:tab/>Jo, alla utom de som </text:span><text:span text:style-name="T22">inte</text:span><text:span text:style-name="T11"> innehåller ‘b’:</text:span></text:p>
      <text:p text:style-name="P24"><text:span text:style-name="T11"><text:tab/><text:tab/><text:tab/>5</text:span><text:span text:style-name="T21">m</text:span><text:span text:style-name="T11"> − 4</text:span><text:span text:style-name="T21">m</text:span><text:span text:style-name="T11"><text:tab/>(additionsprincipen)</text:span></text:p>
      <text:p text:style-name="P14"/>
      <text:p text:style-name="P14"/>
      <text:p text:style-name="P14"/>
      <text:p text:style-name="P15"><text:tab/>Nästa fall:</text:p>
      <text:p text:style-name="P15"/>
      <text:p text:style-name="P15"><text:tab/><text:tab/>Sats:<text:tab/><text:tab/>Antalet injektioner ƒ : X → Y = antalet ord av längden m,</text:p>
      <text:p text:style-name="P15"><text:tab/><text:tab/><text:tab/><text:tab/>alfabetet Y, utan upprepning =</text:p>
      <text:p text:style-name="P15"><text:tab/><text:tab/><text:tab/><text:tab/>= antalet ord, ordnade val av m st ur Y utan upprepning =</text:p>
      <text:p text:style-name="P25"><draw:custom-shape text:anchor-type="paragraph" draw:z-index="13" draw:style-name="gr1" draw:text-style-name="P34" svg:width="0.0941in" svg:height="2.4307in" draw:transform="rotate (1.5707963267946) translate (2.18263888888889in 0.422916666666667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14" draw:style-name="gr2" draw:text-style-name="P34" svg:x1="2.4256in" svg:y1="0.811in" svg:x2="2.1028in" svg:y2="0.3528in"><text:p/></draw:line><text:span text:style-name="T12"><text:tab/><text:tab/><text:tab/><text:tab/>= n(n − 1)(n − 2)⋅⋅⋅(n − m + 1) = (n)</text:span><text:span text:style-name="T17">m</text:span><text:span text:style-name="T12"> = </text:span><text:span text:style-name="T12"><draw:frame draw:style-name="fr2" draw:name="Object8" text:anchor-type="as-char" svg:width="0.5984in" svg:height="0.4161in" draw:z-index="12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5"><text:tab/><text:tab/><text:tab/><text:tab/><text:tab/><text:tab/> <text:s text:c="5"/>×m</text:p>
      <text:p text:style-name="P15"/>
      <text:p text:style-name="P15"><text:tab/><text:tab/><text:tab/><text:tab/><text:tab/>Multiplicationsprincipen</text:p>
      <text:p text:style-name="P15"/>
      <text:p text:style-name="P15"><text:tab/><text:tab/><text:tab/><text:tab/>“Ordnat val utan upprepning”</text:p>
      <text:p text:style-name="P15"/>
      <text:p text:style-name="P15"/>
      <text:p text:style-name="P15"/>
      <text:p text:style-name="P15"><text:tab/><text:tab/>Exempel:<text:tab/>Hur många injektioner {1, 2, 3, 4} → {1, 2, ..., 6} finns?</text:p>
      <text:p text:style-name="P15"/>
      <text:p text:style-name="P25"><text:span text:style-name="T12"><text:tab/><text:tab/><text:tab/><text:tab/>Som i satsen<text:tab/>(m = 4, n = 6) : (6)</text:span><text:span text:style-name="T17">4</text:span><text:span text:style-name="T12"> = 6⋅5⋅4⋅3 = 360</text:span></text:p>
      <text:p text:style-name="P15"/>
      <text:p text:style-name="P31"><text:tab/><text:tab/><text:tab/><text:tab/>Hur många av dem tar värdet 3?</text:p>
      <text:p text:style-name="P15"/>
      <text:p text:style-name="P15"><text:tab/><text:tab/><text:tab/><text:tab/>Jo, alla utom dem som inte gör det.</text:p>
      <text:p text:style-name="P15"/>
      <text:p text:style-name="P25"><text:span text:style-name="T12"><text:tab/><text:tab/><text:tab/><text:tab/>(6)</text:span><text:span text:style-name="T17">4</text:span><text:span text:style-name="T12"> − (5)</text:span><text:span text:style-name="T17">4</text:span><text:span text:style-name="T12"> = 360 − 5⋅4⋅3⋅2 = 360 − 120 = 240 stycken</text:span></text:p>
      <text:p text:style-name="P15"/>
      <text:p text:style-name="P15"><text:tab/><text:tab/><text:tab/><text:tab/>Alternativt:</text:p>
      <text:p text:style-name="P15"/>
      <text:p text:style-name="P15"><text:tab/><text:tab/><text:tab/><text:tab/><text:tab/>4 <text:s/>⋅ <text:s/>5 ⋅ 4 ⋅ 3 = 240</text:p>
      <text:p text:style-name="P25"><draw:custom-shape text:anchor-type="paragraph" draw:z-index="15" draw:style-name="gr1" draw:text-style-name="P34" svg:width="0.1362in" svg:height="0.6862in" draw:transform="rotate (1.5707963267946) translate (2.82291666666667in 0.147916666666667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16" draw:style-name="gr3" draw:text-style-name="P34" svg:x1="2.9256in" svg:y1="0.5445in" svg:x2="2.5819in" svg:y2="0.0236in"><text:p/></draw:line></text:p>
      <text:p text:style-name="P15"><text:tab/><text:tab/><text:tab/><text:tab/><text:tab/> <text:s text:c="7"/>övriga</text:p>
      <text:p text:style-name="P15"/>
      <text:p text:style-name="P15"><text:tab/><text:tab/><text:tab/><text:tab/><text:tab/><text:tab/>3:ans position</text:p>
      <text:p text:style-name="P15"/>
      <text:p text:style-name="P15"/>
      <text:p text:style-name="P16"><text:tab/><text:tab/>Speciellt: <text:tab/>Om X = Y (ändliga), injektioner blir bijektioner,</text:p>
      <text:p text:style-name="P16"><text:tab/><text:tab/><text:tab/><text:tab/>permutationer?</text:p>
      <text:p text:style-name="P16"/>
      <text:p text:style-name="P16"><text:tab/><text:tab/><text:tab/><text:tab/>m = n så antalet</text:p>
      <text:p text:style-name="P16"/>
      <text:p text:style-name="P26"><text:span text:style-name="T13"><text:tab/><text:tab/><text:tab/><text:tab/></text:span><text:span text:style-name="T12">n(n − 1)(n − 2)⋅⋅⋅(n − m + 1)</text:span><text:span text:style-name="T13"> =</text:span></text:p>
      <text:p text:style-name="P26"><text:span text:style-name="T13"><text:tab/><text:tab/><text:tab/><text:tab/>= </text:span><text:span text:style-name="T12">n(n − 1)(n − 2)⋅⋅⋅</text:span><text:span text:style-name="T13">1 = n!</text:span></text:p>
      <text:p text:style-name="P16"/>
      <text:p text:style-name="P16"><text:tab/><text:tab/><text:tab/><text:tab/><text:tab/>|x| = n</text:p>
      <text:p text:style-name="P16"/>
      <text:p text:style-name="P16"/>
      <text:p text:style-name="P16"><text:tab/>Tredje fallet:</text:p>
      <text:p text:style-name="P16"/>
      <text:p text:style-name="P16"><text:tab/><text:tab/>Oordnade urval utan upprepning</text:p>
      <text:p text:style-name="P16"/>
      <text:p text:style-name="P16"><text:tab/><text:tab/>Låt X vara en n-mängd, det vill säga |X| = n.</text:p>
      <text:p text:style-name="P16"/>
      <text:p text:style-name="P16"><text:tab/><text:tab/>Definiera:<text:tab/>Antalet oordnade val av k stycket från X,</text:p>
      <text:p text:style-name="P16"><text:tab/><text:tab/><text:tab/><text:tab/>utan upprepning.</text:p>
      <text:p text:style-name="P16"/>
      <text:p text:style-name="P26"><text:span text:style-name="T13"><text:tab/><text:tab/><text:tab/><text:tab/>Binomialtalet </text:span><text:span text:style-name="T13"><draw:frame draw:style-name="fr2" draw:name="Object9" text:anchor-type="as-char" svg:width="0.2283in" svg:height="0.4339in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13"> “n över k”</text:span></text:p>
      <text:p text:style-name="P16"/>
      <text:p text:style-name="P16"/>
      <text:p text:style-name="P16"><text:tab/><text:tab/>Exempel:</text:p>
      <text:p text:style-name="P26"><text:span text:style-name="T13"><text:tab/><text:tab/><text:tab/><text:tab/></text:span><text:span text:style-name="T13"><draw:frame draw:style-name="fr2" draw:name="Object10" text:anchor-type="as-char" svg:width="0.5772in" svg:height="0.4346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, ty alla 3-delmängder till {a, b, c, d, e} ges av</text:span></text:p>
      <text:p text:style-name="P16"/>
      <text:p text:style-name="P16"><text:tab/><text:tab/><text:tab/><text:tab/><text:tab/>abc,<text:tab/>abd,<text:tab/>abe,<text:tab/>acd,<text:tab/>ace,</text:p>
      <text:p text:style-name="P16"><text:tab/><text:tab/><text:tab/><text:tab/><text:tab/>ade,<text:tab/>bcd,<text:tab/>bce,<text:tab/>bde,<text:tab/>c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2-17T21:04:50</dc:date>
    <dc:creator>Mattias </dc:creator>
    <meta:editing-duration>PT33H32M21S</meta:editing-duration>
    <meta:editing-cycles>60</meta:editing-cycles>
    <meta:generator>OpenOffice.org/3.2$Linux OpenOffice.org_project/320m19$Build-9505</meta:generator>
    <meta:document-statistic meta:table-count="0" meta:image-count="2" meta:object-count="11" meta:page-count="7" meta:paragraph-count="141" meta:word-count="946" meta:character-count="4663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i mathvariant="normal">n</mi>
          </mtd>
        </mtr>
        <mtr>
          <mtd>
            <mi mathvariant="normal">k</mi>
          </mtd>
        </mtr>
      </mtable>
    </mfenced>
    <annotation encoding="StarMath 5.0">left ( binom{n}{k} right )</annotation>
  </semantics>
</math>
</file>

<file path=Object 10/content.xml><?xml version="1.0" encoding="utf-8"?>
<math xmlns="http://www.w3.org/1998/Math/MathML">
  <semantics>
    <mrow>
      <mfenced open="" close="">
        <mtable>
          <mtr>
            <mtd>
              <mn>5</mn>
            </mtd>
          </mtr>
          <mtr>
            <mtd>
              <mn>3</mn>
            </mtd>
          </mtr>
        </mtable>
      </mfenced>
      <mi mathvariant="normal">=</mi>
      <mn>10</mn>
    </mrow>
    <annotation encoding="StarMath 5.0">left ( binom{5}{3} right ) = 10</annotation>
  </semantics>
</math>
</file>

<file path=Object 11/content.xml><?xml version="1.0" encoding="utf-8"?>
<math xmlns="http://www.w3.org/1998/Math/MathML">
  <semantics>
    <mfenced open="" close="">
      <mtable>
        <mtr>
          <mtd>
            <mi mathvariant="normal">n</mi>
          </mtd>
        </mtr>
        <mtr>
          <mtd>
            <mrow>
              <msub>
                <mi mathvariant="normal">k</mi>
                <mn>1</mn>
              </msub>
              <mi mathvariant="normal">,</mi>
              <mi/>
              <msub>
                <mi mathvariant="normal">k</mi>
                <mn>2</mn>
              </msub>
              <mi mathvariant="normal">,</mi>
              <mi/>
              <mi mathvariant="normal">⋯</mi>
              <mi mathvariant="normal">,</mi>
              <mi/>
              <msub>
                <mi mathvariant="normal">k</mi>
                <mi mathvariant="normal">m</mi>
              </msub>
            </mrow>
          </mtd>
        </mtr>
      </mtable>
    </mfenced>
    <annotation encoding="StarMath 5.0">left ( binom{n}{k_1 ,` k_2 ,` dotsaxis,` k_m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i mathvariant="normal">n</mi>
          </mtd>
        </mtr>
        <mtr>
          <mtd>
            <mtable>
              <mtr>
                <mtd>
                  <msub>
                    <mi mathvariant="normal">k</mi>
                    <mn>1</mn>
                  </msub>
                </mtd>
                <mtd>
                  <msub>
                    <mi mathvariant="normal">k</mi>
                    <mn>2</mn>
                  </msub>
                </mtd>
                <mtd>
                  <mi mathvariant="normal">…</mi>
                </mtd>
                <mtd>
                  <msub>
                    <mi mathvariant="normal">k</mi>
                    <mi mathvariant="normal">m</mi>
                  </msub>
                </mtd>
              </mtr>
            </mtable>
          </mtd>
        </mtr>
      </mtable>
    </mfenced>
    <annotation encoding="StarMath 5.0">left ( binom{n}{matrix{k_1 # k_2 # … # k_m}} right )</annotation>
  </semantics>
</math>
</file>

<file path=Object 3/content.xml><?xml version="1.0" encoding="utf-8"?>
<math xmlns="http://www.w3.org/1998/Math/MathML">
  <semantics>
    <mrow>
      <mrow>
        <mfenced open="∣" close="∣">
          <mi mathvariant="normal">S</mi>
        </mfenced>
        <mi mathvariant="normal">=</mi>
        <mrow>
          <munder>
            <mi mathvariant="normal">∑</mi>
            <mrow>
              <mi mathvariant="normal">x</mi>
              <mi/>
              <mi mathvariant="normal">∈</mi>
              <mi/>
              <mi mathvariant="normal">X</mi>
            </mrow>
          </munder>
          <msub>
            <mi mathvariant="normal">r</mi>
            <mi mathvariant="normal">x</mi>
          </msub>
        </mrow>
      </mrow>
      <mrow>
        <mrow>
          <mo stretchy="false">(</mo>
          <mi mathvariant="normal">S</mi>
          <mo stretchy="false">)</mo>
        </mrow>
        <mi mathvariant="normal">=</mi>
        <mrow>
          <munder>
            <mi mathvariant="normal">∑</mi>
            <mrow>
              <mi mathvariant="normal">y</mi>
              <mi/>
              <mi mathvariant="normal">∈</mi>
              <mi/>
              <mi mathvariant="normal">Y</mi>
            </mrow>
          </munder>
          <msub>
            <mi mathvariant="normal">c</mi>
            <mi mathvariant="normal">y</mi>
          </msub>
        </mrow>
      </mrow>
      <mrow>
        <mo stretchy="false">(</mo>
        <mi mathvariant="normal">S</mi>
        <mo stretchy="false">)</mo>
      </mrow>
    </mrow>
    <annotation encoding="StarMath 5.0">abs S = sum from {x `∈` X} r_x (S) = sum from {y `∈` Y} c_y (S)</annotation>
  </semantics>
</math>
</file>

<file path=Object 4/content.xml><?xml version="1.0" encoding="utf-8"?>
<math xmlns="http://www.w3.org/1998/Math/MathML">
  <semantics>
    <mrow>
      <mfenced open="∣" close="∣">
        <mi mathvariant="normal">S</mi>
      </mfenced>
      <mi mathvariant="normal">=</mi>
      <mrow>
        <mi stretchy="true" mathvariant="normal">{</mi>
        <mtable>
          <mtr>
            <mtd>
              <mrow>
                <mrow>
                  <munder>
                    <mi mathvariant="normal">∑</mi>
                    <mrow>
                      <mi mathvariant="normal">x</mi>
                      <mi mathvariant="normal">∈</mi>
                      <mi mathvariant="normal">X</mi>
                    </mrow>
                  </munder>
                  <msub>
                    <mi mathvariant="normal">r</mi>
                    <mi mathvariant="normal">x</mi>
                  </msub>
                </mrow>
                <mrow>
                  <mrow>
                    <mo stretchy="false">(</mo>
                    <mi mathvariant="normal">S</mi>
                    <mo stretchy="false">)</mo>
                  </mrow>
                  <mi mathvariant="normal">=</mi>
                  <mrow>
                    <mn>8</mn>
                    <mi mathvariant="normal">⋅</mi>
                    <mfenced open="∣" close="∣">
                      <mi mathvariant="normal">X</mi>
                    </mfenced>
                  </mrow>
                </mrow>
              </mrow>
            </mtd>
          </mtr>
          <mtr>
            <mtd>
              <mrow>
                <mrow>
                  <munder>
                    <mi mathvariant="normal">∑</mi>
                    <mrow>
                      <mi mathvariant="normal">y</mi>
                      <mi mathvariant="normal">∈</mi>
                      <mi mathvariant="normal">Y</mi>
                    </mrow>
                  </munder>
                  <msub>
                    <mi mathvariant="normal">c</mi>
                    <mi mathvariant="normal">y</mi>
                  </msub>
                </mrow>
                <mrow>
                  <mrow>
                    <mrow>
                      <mrow>
                        <mo stretchy="false">(</mo>
                        <mi mathvariant="normal">S</mi>
                        <mo stretchy="false">)</mo>
                      </mrow>
                      <mi mathvariant="normal">=</mi>
                      <mrow>
                        <mn>5</mn>
                        <mi mathvariant="normal">⋅</mi>
                        <mfenced open="∣" close="∣">
                          <mi mathvariant="normal">Y</mi>
                        </mfenced>
                      </mrow>
                    </mrow>
                    <mi mathvariant="normal">=</mi>
                    <mrow>
                      <mn>5</mn>
                      <mi mathvariant="normal">⋅</mi>
                      <mn>32</mn>
                    </mrow>
                  </mrow>
                  <mi mathvariant="normal">=</mi>
                  <mn>160</mn>
                </mrow>
              </mrow>
            </mtd>
          </mtr>
        </mtable>
      </mrow>
    </mrow>
    <annotation encoding="StarMath 5.0">alignl abs{S} = left lbrace stack{
  sum from {x ∈ X} r_x(S) = 8 cdot abs X
# sum from {y ∈ Y} c_y(S) = 5 cdot abs Y = 5 cdot 32 = 160
} right none</annotation>
  </semantics>
</math>
</file>

<file path=Object 5/content.xml><?xml version="1.0" encoding="utf-8"?>
<math xmlns="http://www.w3.org/1998/Math/MathML">
  <semantics>
    <mrow>
      <mi mathvariant="normal">P</mi>
      <mrow>
        <mrow>
          <mo stretchy="false">(</mo>
          <mi mathvariant="normal">A</mi>
          <mo stretchy="false">)</mo>
        </mrow>
        <mi mathvariant="normal">=</mi>
        <mfrac>
          <mfenced open="∣" close="∣">
            <mi mathvariant="normal">A</mi>
          </mfenced>
          <mfenced open="∣" close="∣">
            <mi mathvariant="normal">Ω</mi>
          </mfenced>
        </mfrac>
      </mrow>
    </mrow>
    <annotation encoding="StarMath 5.0">P(A) = {{abs A} over {abs Ω}}</annotation>
  </semantics>
</math>
</file>

<file path=Object 6/content.xml><?xml version="1.0" encoding="utf-8"?>
<math xmlns="http://www.w3.org/1998/Math/MathML">
  <semantics>
    <mrow>
      <mi mathvariant="normal">P</mi>
      <mrow>
        <mrow>
          <mrow>
            <mrow>
              <mo stretchy="false">(</mo>
              <mi mathvariant="normal">A</mi>
              <mo stretchy="false">)</mo>
            </mrow>
            <mi mathvariant="normal">=</mi>
            <mfrac>
              <mfenced open="∣" close="∣">
                <mi mathvariant="normal">A</mi>
              </mfenced>
              <mfenced open="∣" close="∣">
                <mi mathvariant="normal">Ω</mi>
              </mfenced>
            </mfrac>
          </mrow>
          <mi mathvariant="normal">=</mi>
          <mfrac>
            <mn>2</mn>
            <mn>4</mn>
          </mfrac>
        </mrow>
        <mi mathvariant="normal">=</mi>
        <mfrac>
          <mn>1</mn>
          <mn>2</mn>
        </mfrac>
      </mrow>
    </mrow>
    <annotation encoding="StarMath 5.0">P(A) = {{abs A} over {abs Ω}} = 2 over 4 = 1 over 2</annotation>
  </semantics>
</math>
</file>

<file path=Object 7/content.xml><?xml version="1.0" encoding="utf-8"?>
<math xmlns="http://www.w3.org/1998/Math/MathML">
  <semantics>
    <mrow>
      <mi mathvariant="normal">P</mi>
      <mrow>
        <mrow>
          <mrow>
            <mo stretchy="false">(</mo>
            <mi mathvariant="normal">A</mi>
            <mo stretchy="false">)</mo>
          </mrow>
          <mi mathvariant="normal">=</mi>
          <mfrac>
            <mfenced open="∣" close="∣">
              <mi mathvariant="normal">A</mi>
            </mfenced>
            <mfenced open="∣" close="∣">
              <mi mathvariant="normal">Ω</mi>
            </mfenced>
          </mfrac>
        </mrow>
        <mi mathvariant="normal">=</mi>
        <mfrac>
          <mn>1</mn>
          <mn>3</mn>
        </mfrac>
      </mrow>
    </mrow>
    <annotation encoding="StarMath 5.0">P(A) = {{abs A} over {abs Ω}} = 1 over 3</annotation>
  </semantics>
</math>
</file>

<file path=Object 8/content.xml><?xml version="1.0" encoding="utf-8"?>
<math xmlns="http://www.w3.org/1998/Math/MathML">
  <semantics>
    <mfrac>
      <mrow>
        <mi mathvariant="normal">n</mi>
        <mi mathvariant="normal">!</mi>
      </mrow>
      <mrow>
        <mrow>
          <mo stretchy="false">(</mo>
          <mrow>
            <mi mathvariant="normal">n</mi>
            <mi mathvariant="normal">−</mi>
            <mi mathvariant="normal">m</mi>
          </mrow>
          <mo stretchy="false">)</mo>
        </mrow>
        <mi mathvariant="normal">!</mi>
      </mrow>
    </mfrac>
    <annotation encoding="StarMath 5.0">{fact n} over {fact (n - m)}</annotation>
  </semantics>
</math>
</file>

<file path=Object 9/content.xml><?xml version="1.0" encoding="utf-8"?>
<math xmlns="http://www.w3.org/1998/Math/MathML">
  <semantics>
    <mfenced open="" close="">
      <mtable>
        <mtr>
          <mtd>
            <mi mathvariant="normal">n</mi>
          </mtd>
        </mtr>
        <mtr>
          <mtd>
            <mi mathvariant="normal">k</mi>
          </mtd>
        </mtr>
      </mtable>
    </mfenced>
    <annotation encoding="StarMath 5.0">left ( binom{n}{k} right )</annotation>
  </semantics>
</math>
</file>